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urs</text:p>
      <text:p text:style-name="P1"/>
      <text:p text:style-name="Standard"/>
      <text:p text:style-name="Standard">pour se connecter à la forge en ssh ssh <text:a xlink:type="simple" xlink:href="mailto:dcoffinet@forge">dcoffinet@forge</text:a> </text:p>
      <text:p text:style-name="Standard"/>
      <text:p text:style-name="Standard">ssh -X -l <text:a xlink:type="simple" xlink:href="mailto:dcoffinet@forge">dcoffinet@forge</text:a> //-X permet de lancer l'envrionnement X windows</text:p>
      <text:p text:style-name="Standard">konqueror &amp; </text:p>
      <text:p text:style-name="Standard"/>
      <text:p text:style-name="Standard">ssh -Y -l dcoffiet forge ''ls -a'' la commande a été exécutée à distance mais on est pas loggé</text:p>
      <text:p text:style-name="Standard">ssh -Y -l dcoffiet forge ''konqueror''</text:p>
      <text:p text:style-name="Standard"/>
      <text:p text:style-name="P3">scp temp.txt <text:a xlink:type="simple" xlink:href="mailto:dcoffinet@forge">dcoffinet@forge</text:a>:/home/d/c/dcoffinet</text:p>
      <text:p text:style-name="P3"/>
      <text:p text:style-name="P3">scp dcoffinet@forge:/home/d/c/dcoffinet/temp.txt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1-27T14:03:33</meta:creation-date>
    <dc:date>2012-11-27T14:38:41</dc:date>
    <dc:creator>Compte etudiant</dc:creator>
    <meta:editing-duration>PT29M39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8" meta:word-count="55" meta:character-count="376" meta:non-whitespace-character-count="327"/>
  </office:meta>
</office:document-meta>
</file>